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svg:stroke-width="0cm" svg:stroke-color="#000000" draw:marker-start-width="0.203cm" draw:marker-end-width="0.203cm" draw:fill="none" draw:textarea-vertical-align="middle" fo:padding-top="0.125cm" fo:padding-bottom="0.125cm" fo:padding-left="0.25cm" fo:padding-right="0.25cm"/>
    </style:style>
    <style:style style:name="gr2" style:family="graphic" style:parent-style-name="objectwithoutfill">
      <style:graphic-properties draw:stroke="dash" draw:fill="none" draw:textarea-vertical-align="middle"/>
    </style:style>
    <style:style style:name="gr3" style:family="graphic" style:parent-style-name="objectwithoutfill">
      <style:graphic-properties svg:stroke-width="0.051cm" svg:stroke-color="#8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4" style:family="graphic" style:parent-style-name="measure" style:list-style-name="L1">
      <style:graphic-properties draw:textarea-vertical-align="middle" draw:line-distance="0.965cm"/>
    </style:style>
    <style:style style:name="gr5" style:family="graphic" style:parent-style-name="measure">
      <style:graphic-properties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.682cm"/>
    </style:style>
    <style:style style:name="gr8" style:family="graphic" style:parent-style-name="measure" style:list-style-name="L1">
      <style:graphic-properties draw:textarea-vertical-align="middle" draw:line-distance="1.297cm"/>
    </style:style>
    <style:style style:name="gr9" style:family="graphic" style:parent-style-name="measure">
      <style:graphic-properties draw:textarea-vertical-align="middle" draw:line-distance="1.278cm"/>
    </style:style>
    <style:style style:name="gr10" style:family="graphic" style:parent-style-name="measure" style:list-style-name="L1">
      <style:graphic-properties draw:textarea-vertical-align="middle" draw:line-distance="1.8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measure" style:list-style-name="L1">
      <style:graphic-properties draw:textarea-vertical-align="middle" draw:line-distance="3.327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Droid Sans'" style:font-family-generic-asian="system" style:font-pitch-asian="variable" style:font-size-asian="8pt" style:font-style-asian="normal" style:font-weight-asian="normal" style:font-family-complex="'Lohit Hindi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font-size="8pt" style:font-size-asian="8pt" style:font-size-complex="8pt"/>
    </style:style>
    <style:style style:name="P7" style:family="paragraph">
      <style:paragraph-properties fo:text-align="center"/>
      <style:text-properties fo:font-size="7pt" style:font-size-asian="7pt" style:font-size-complex="7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Droid Sans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Droid Sans'" style:font-family-generic-asian="system" style:font-pitch-asian="variable" style:font-size-asian="8pt" style:font-style-asian="normal" style:font-weight-asian="normal" style:font-family-complex="'Lohit Hindi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Droid Sans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xml:id="id1" draw:id="id1" draw:layer="layout" draw:type="line" svg:x1="11.324cm" svg:y1="15.875cm" svg:x2="8.308cm" svg:y2="7.302cm" svg:d="m11324 15875-3016-8573">
          <text:p/>
        </draw:connector>
        <draw:connector draw:style-name="gr2" draw:text-style-name="P1" draw:layer="layout" draw:type="line" svg:x1="8.308cm" svg:y1="7.302cm" svg:x2="16.827cm" svg:y2="7.302cm" draw:start-shape="id1" draw:start-glue-point="3" svg:d="m8308 7302h8519">
          <text:p/>
        </draw:connector>
        <draw:line draw:style-name="gr3" draw:text-style-name="P1" draw:layer="layout" svg:x1="16.796cm" svg:y1="7.3cm" svg:x2="9.379cm" svg:y2="10.347cm">
          <text:p/>
        </draw:line>
        <draw:measure draw:style-name="gr4" draw:text-style-name="P2" draw:layer="measurelines" svg:x1="9.308cm" svg:y1="10.418cm" svg:x2="11.268cm" svg:y2="15.922cm">
          <text:p text:style-name="P2"><text:span text:style-name="T1">STCC (seat tube center to center)</text:span></text:p>
        </draw:measure>
        <draw:measure draw:style-name="gr5" draw:text-style-name="P4" draw:layer="measurelines" svg:x1="13.133cm" svg:y1="14.874cm" svg:x2="13.133cm" svg:y2="15.899cm">
          <text:p text:style-name="P3"><text:span text:style-name="T2">BB</text:span></text:p>
        </draw:measure>
        <draw:measure draw:style-name="gr5" draw:text-style-name="P4" draw:layer="measurelines" svg:x1="20.478cm" svg:y1="7.299cm" svg:x2="20.594cm" svg:y2="15.899cm">
          <text:p text:style-name="P3"><text:span text:style-name="T2">SK (stack)</text:span></text:p>
        </draw:measure>
        <draw:path draw:style-name="gr6" draw:text-style-name="P5" draw:layer="layout" svg:width="0.589cm" svg:height="0.417cm" draw:transform="rotate (-1.5707963267949) translate (8.9230736851857cm 7.276cm)" svg:viewBox="0 0 590 418" svg:d="m0 17c240-70 597 79 567 378l23 23">
          <text:p/>
        </draw:path>
        <draw:frame draw:style-name="gr7" draw:text-style-name="P6" draw:layer="layout" svg:width="3.912cm" svg:height="0.662cm" svg:x="8.317cm" svg:y="7.327cm">
          <draw:text-box>
            <text:p><text:span text:style-name="T3">STA <text:s/>(seat tube angle)</text:span></text:p>
          </draw:text-box>
        </draw:frame>
        <draw:measure draw:style-name="gr8" draw:text-style-name="P2" draw:layer="measurelines" svg:x1="11.346cm" svg:y1="15.851cm" svg:x2="5.721cm" svg:y2="14.803cm">
          <text:p text:style-name="P2"><text:span text:style-name="T1">CS (chain stays)</text:span></text:p>
        </draw:measure>
        <draw:measure draw:style-name="gr9" draw:text-style-name="P3" draw:layer="measurelines" svg:x1="16.828cm" svg:y1="15.899cm" svg:x2="11.346cm" svg:y2="15.899cm">
          <text:p text:style-name="P3"><text:span text:style-name="T2">RE (reach)</text:span></text:p>
        </draw:measure>
        <draw:line draw:style-name="gr2" draw:text-style-name="P1" draw:layer="layout" svg:x1="16.828cm" svg:y1="7.318cm" svg:x2="16.828cm" svg:y2="16.065cm">
          <text:p/>
        </draw:line>
        <draw:line draw:style-name="gr3" draw:text-style-name="P1" draw:layer="layout" svg:x1="16.828cm" svg:y1="7.294cm" svg:x2="17.281cm" svg:y2="8.581cm">
          <text:p/>
        </draw:line>
        <draw:line draw:style-name="gr3" draw:text-style-name="P1" draw:layer="layout" svg:x1="11.322cm" svg:y1="15.851cm" svg:x2="17.281cm" svg:y2="8.557cm">
          <text:p/>
        </draw:line>
        <draw:line draw:style-name="gr3" draw:text-style-name="P1" draw:layer="layout" svg:x1="5.744cm" svg:y1="14.827cm" svg:x2="9.391cm" svg:y2="10.369cm">
          <text:p/>
        </draw:line>
        <draw:line draw:style-name="gr3" draw:text-style-name="P1" draw:layer="layout" svg:x1="11.322cm" svg:y1="15.875cm" svg:x2="9.224cm" svg:y2="9.868cm">
          <text:p/>
        </draw:line>
        <draw:measure draw:style-name="gr10" draw:text-style-name="P2" draw:layer="measurelines" svg:x1="9.177cm" svg:y1="9.916cm" svg:x2="11.274cm" svg:y2="15.923cm">
          <text:p text:style-name="P2"><text:span text:style-name="T1">ST (Seat tube)</text:span></text:p>
        </draw:measure>
        <draw:line draw:style-name="gr2" draw:text-style-name="P1" draw:layer="layout" svg:x1="17.305cm" svg:y1="8.605cm" svg:x2="19.569cm" svg:y2="14.97cm">
          <text:p/>
        </draw:line>
        <draw:path draw:style-name="gr6" draw:text-style-name="P1" draw:layer="layout" svg:width="0.49cm" svg:height="0.524cm" draw:transform="rotate (-2.81853220904564) translate (19.4840176672042cm 14.7590564827849cm)" svg:viewBox="0 0 491 525" svg:d="m0 482c320 176 391-237 491-415l-53-67">
          <text:p/>
        </draw:path>
        <draw:frame draw:style-name="gr11" draw:text-style-name="P6" draw:layer="layout" svg:width="3.326cm" svg:height="0.569cm" svg:x="16.195cm" svg:y="14.235cm">
          <draw:text-box>
            <text:p><text:span text:style-name="T3">HTA (head tube angle)</text:span></text:p>
          </draw:text-box>
        </draw:frame>
        <draw:measure draw:style-name="gr5" draw:text-style-name="P7" draw:layer="measurelines" svg:x1="16.828cm" svg:y1="7.318cm" svg:x2="17.281cm" svg:y2="8.558cm">
          <text:p text:style-name="P7"><text:span text:style-name="T4">HT </text:span></text:p>
          <text:p text:style-name="P7"><text:span text:style-name="T4">head tube</text:span></text:p>
        </draw:measure>
        <draw:line draw:style-name="gr2" draw:text-style-name="P1" draw:layer="layout" svg:x1="11.346cm" svg:y1="15.899cm" svg:x2="21.428cm" svg:y2="15.899cm">
          <text:p/>
        </draw:line>
        <draw:line draw:style-name="gr2" draw:text-style-name="P1" draw:layer="layout" svg:x1="16.828cm" svg:y1="7.294cm" svg:x2="20.737cm" svg:y2="7.294cm">
          <text:p/>
        </draw:line>
        <draw:measure draw:style-name="gr5" draw:text-style-name="P1" draw:layer="measurelines" svg:x1="8.318cm" svg:y1="7.27cm" svg:x2="16.852cm" svg:y2="7.294cm">
          <text:p text:style-name="P1"><text:span text:style-name="T5">TT (top tube efective/horizontal)</text:span></text:p>
        </draw:measure>
        <draw:measure draw:style-name="gr5" draw:text-style-name="P1" draw:layer="measurelines" svg:x1="16.828cm" svg:y1="7.27cm" svg:x2="9.391cm" svg:y2="10.321cm">
          <text:p text:style-name="P1"><text:span text:style-name="T5">TT' (top tube)</text:span></text:p>
        </draw:measure>
        <draw:measure draw:style-name="gr12" draw:text-style-name="P8" draw:layer="measurelines" svg:x1="20.189cm" svg:y1="14.898cm" svg:x2="5.697cm" svg:y2="14.874cm">
          <text:p text:style-name="P8"><text:span text:style-name="T2">WB (wheel base)</text:span></text:p>
        </draw:measure>
        <draw:line draw:style-name="gr3" draw:text-style-name="P1" draw:layer="layout" svg:x1="5.721cm" svg:y1="14.827cm" svg:x2="11.274cm" svg:y2="15.852cm">
          <text:p/>
        </draw:line>
        <draw:line draw:style-name="gr2" draw:text-style-name="P1" draw:layer="layout" svg:x1="5.768cm" svg:y1="14.803cm" svg:x2="20.142cm" svg:y2="14.80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Ultrafine_20_Dashed" svg:stroke-color="#000000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n </meta:initial-creator>
    <meta:creation-date>2012-11-10T14:24:28</meta:creation-date>
    <dc:date>2012-11-18T18:42:38</dc:date>
    <dc:creator>len </dc:creator>
    <meta:editing-duration>PT1H13M28S</meta:editing-duration>
    <meta:editing-cycles>13</meta:editing-cycles>
    <meta:generator>LibreOffice/3.5$Linux_X86_64 LibreOffice_project/350m1$Build-2</meta:generator>
    <meta:document-statistic meta:object-count="27"/>
  </office:meta>
</office:document-meta>
</file>